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  <table:table-cell table:style-name="pd1" office:value-type="string" calcext:value-type="string">
            <text:p>iter_6</text:p>
          </table:table-cell>
          <table:table-cell table:style-name="pd1" office:value-type="string" calcext:value-type="string">
            <text:p>iter_7</text:p>
          </table:table-cell>
          <table:table-cell table:style-name="pd1" office:value-type="string" calcext:value-type="string">
            <text:p>iter_8</text:p>
          </table:table-cell>
          <table:table-cell table:style-name="pd1" office:value-type="string" calcext:value-type="string">
            <text:p>iter_9</text:p>
          </table:table-cell>
          <table:table-cell table:style-name="pd1" office:value-type="string" calcext:value-type="string">
            <text:p>iter_10</text:p>
          </table:table-cell>
          <table:table-cell/>
          <table:table-cell office:value-type="string" calcext:value-type="string">
            <text:p>N = 10, 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8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33.533" calcext:value-type="float">
            <text:p>33,533</text:p>
          </table:table-cell>
          <table:table-cell table:formula="of:=ROUND(AVERAGE([.C2:.C31]); 3)" office:value-type="float" office:value="38.967" calcext:value-type="float">
            <text:p>38,967</text:p>
          </table:table-cell>
          <table:table-cell table:formula="of:=ROUND(AVERAGE([.D2:.D31]); 3)" office:value-type="float" office:value="42.567" calcext:value-type="float">
            <text:p>42,567</text:p>
          </table:table-cell>
          <table:table-cell table:formula="of:=ROUND(AVERAGE([.E2:.E31]); 3)" office:value-type="float" office:value="44.633" calcext:value-type="float">
            <text:p>44,633</text:p>
          </table:table-cell>
          <table:table-cell table:formula="of:=ROUND(AVERAGE([.F2:.F31]); 3)" office:value-type="float" office:value="46.367" calcext:value-type="float">
            <text:p>46,367</text:p>
          </table:table-cell>
          <table:table-cell table:formula="of:=ROUND(AVERAGE([.G2:.G31]); 3)" office:value-type="float" office:value="47.967" calcext:value-type="float">
            <text:p>47,967</text:p>
          </table:table-cell>
          <table:table-cell table:formula="of:=ROUND(AVERAGE([.H2:.H31]); 3)" office:value-type="float" office:value="49.867" calcext:value-type="float">
            <text:p>49,867</text:p>
          </table:table-cell>
          <table:table-cell table:formula="of:=ROUND(AVERAGE([.I2:.I31]); 3)" office:value-type="float" office:value="51.367" calcext:value-type="float">
            <text:p>51,367</text:p>
          </table:table-cell>
          <table:table-cell table:formula="of:=ROUND(AVERAGE([.J2:.J31]); 3)" office:value-type="float" office:value="52.067" calcext:value-type="float">
            <text:p>52,067</text:p>
          </table:table-cell>
          <table:table-cell table:formula="of:=ROUND(AVERAGE([.K2:.K31]); 3)" office:value-type="float" office:value="52.667" calcext:value-type="float">
            <text:p>52,667</text:p>
          </table:table-cell>
          <table:table-cell table:formula="of:=ROUND(AVERAGE([.L2:.L31]); 3)" office:value-type="float" office:value="52.667" calcext:value-type="float">
            <text:p>52,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03T11:02:35.272000000</dc:date>
    <meta:editing-duration>PT6M55S</meta:editing-duration>
    <meta:editing-cycles>3</meta:editing-cycles>
    <meta:document-statistic meta:table-count="1" meta:cell-count="385" meta:object-count="0"/>
  </office:meta>
</office:document-meta>
</file>